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7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Artikel</text:p>
          </table:table-cell>
          <table:table-cell table:style-name="ce1" office:value-type="string">
            <text:p>Menge</text:p>
          </table:table-cell>
          <table:table-cell table:style-name="ce1" office:value-type="string">
            <text:p>Preis/Stück</text:p>
          </table:table-cell>
          <table:table-cell table:style-name="ce1" office:value-type="string">
            <text:p>Preis gesamt</text:p>
          </table:table-cell>
          <table:table-cell table:style-name="ce1" office:value-type="string">
            <text:p>Quell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Arduino Nano</text:p>
          </table:table-cell>
          <table:table-cell office:value-type="float" office:value="2">
            <text:p>2</text:p>
          </table:table-cell>
          <table:table-cell table:formula="of:=19.99/5" office:value-type="float" office:value="3.998">
            <text:p>4</text:p>
          </table:table-cell>
          <table:table-cell table:formula="of:=[.D4]*[.C4]" office:value-type="float" office:value="7.996">
            <text:p>8</text:p>
          </table:table-cell>
          <table:table-cell office:value-type="string">
            <text:p><text:a xlink:href="https://www.amazon.de/XCSOURCE-Atmega-Controller-Arduino-TE359/dp/B015MGHH6Q/ref=pd_bxgy_147_img_2?_encoding=UTF8&amp;psc=1&amp;refRID=HZ5SX7GX1H6579MHRZHS">https://www.amazon.de/XCSOURCE-Atmega-Controller-Arduino-TE359/dp/B015MGHH6Q/ref=pd_bxgy_147_img_2?_encoding=UTF8&amp;psc=1&amp;refRID=HZ5SX7GX1H6579MHRZHS</text:a></text:p>
          </table:table-cell>
        </table:table-row>
        <table:table-row table:style-name="ro1">
          <table:table-cell/>
          <table:table-cell office:value-type="string">
            <text:p>LCD Display + I2C</text:p>
          </table:table-cell>
          <table:table-cell office:value-type="float" office:value="1">
            <text:p>1</text:p>
          </table:table-cell>
          <table:table-cell office:value-type="float" office:value="9.99">
            <text:p>9,99</text:p>
          </table:table-cell>
          <table:table-cell table:formula="of:=[.C5]*[.D5]" office:value-type="float" office:value="9.99">
            <text:p>9,99</text:p>
          </table:table-cell>
          <table:table-cell office:value-type="string">
            <text:p>https://www.amazon.de/SunFounder-LCD1602-Display-Arduino-Raspberry/dp/B019K5X53O/ref=sr_1_5?ie=UTF8&amp;qid=1488732174&amp;sr=8-5&amp;keywords=arduino+lcd+display</text:p>
          </table:table-cell>
        </table:table-row>
        <table:table-row table:style-name="ro1">
          <table:table-cell/>
          <table:table-cell office:value-type="string">
            <text:p>SD card module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formula="of:=[.C6]*[.D6]" office:value-type="float" office:value="3.49">
            <text:p>3,49</text:p>
          </table:table-cell>
          <table:table-cell office:value-type="string">
            <text:p>https://www.amazon.de/dp/B0178HXI1A/ref=pe_386171_37038021_TE_3p_dp_1</text:p>
          </table:table-cell>
        </table:table-row>
        <table:table-row table:style-name="ro1">
          <table:table-cell/>
          <table:table-cell office:value-type="string">
            <text:p>Floppy Disk Drive</text:p>
          </table:table-cell>
          <table:table-cell office:value-type="float" office:value="3">
            <text:p>3</text:p>
          </table:table-cell>
          <table:table-cell office:value-type="float" office:value="9.85">
            <text:p>9,85</text:p>
          </table:table-cell>
          <table:table-cell table:formula="of:=[.C7]*[.D7]" office:value-type="float" office:value="29.55">
            <text:p>29,55</text:p>
          </table:table-cell>
          <table:table-cell office:value-type="string">
            <text:p>https://www.amazon.de/dp/B007PQ4FDU/ref=pe_386171_51767411_TE_dp_1</text:p>
          </table:table-cell>
        </table:table-row>
        <table:table-row table:style-name="ro1">
          <table:table-cell/>
          <table:table-cell office:value-type="string">
            <text:p>SMD RGB L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aken from RGB LED strip</text:p>
          </table:table-cell>
        </table:table-row>
        <table:table-row table:style-name="ro1">
          <table:table-cell/>
          <table:table-cell office:value-type="string">
            <text:p>Druckschalter</text:p>
          </table:table-cell>
          <table:table-cell office:value-type="float" office:value="1">
            <text:p>1</text:p>
          </table:table-cell>
          <table:table-cell office:value-type="float" office:value="1.54">
            <text:p>1,54</text:p>
          </table:table-cell>
          <table:table-cell table:formula="of:=[.C9]*[.D9]" office:value-type="float" office:value="1.54">
            <text:p>1,54</text:p>
          </table:table-cell>
          <table:table-cell office:value-type="string">
            <text:p>https://www.conrad.de/de/druckschalter-250-vac-1-a-1-x-ausein-r18-23a-3-h-rastend-1-st-706159.html</text:p>
          </table:table-cell>
        </table:table-row>
        <table:table-row table:style-name="ro1">
          <table:table-cell/>
          <table:table-cell office:value-type="string">
            <text:p>Taster</text:p>
          </table:table-cell>
          <table:table-cell office:value-type="float" office:value="4">
            <text:p>4</text:p>
          </table:table-cell>
          <table:table-cell office:value-type="float" office:value="1.39">
            <text:p>1,39</text:p>
          </table:table-cell>
          <table:table-cell table:formula="of:=[.C10]*[.D10]" office:value-type="float" office:value="5.56">
            <text:p>5,56</text:p>
          </table:table-cell>
          <table:table-cell office:value-type="string">
            <text:p>https://www.conrad.de/de/drucktaster-250-vac-15-a-1-x-aus-ein-sci-r13-24a1-05-gn-tastend-1-st-705039.html</text:p>
          </table:table-cell>
        </table:table-row>
        <table:table-row table:style-name="ro1">
          <table:table-cell/>
          <table:table-cell office:value-type="string">
            <text:p>DC Jack</text:p>
          </table:table-cell>
          <table:table-cell office:value-type="float" office:value="1">
            <text:p>1</text:p>
          </table:table-cell>
          <table:table-cell table:formula="of:=1.83/10" office:value-type="float" office:value="0.183">
            <text:p>0,18</text:p>
          </table:table-cell>
          <table:table-cell table:formula="of:=[.C11]*[.D11]" office:value-type="float" office:value="0.183">
            <text:p>0,18</text:p>
          </table:table-cell>
          <table:table-cell office:value-type="string">
            <text:p>https://www.amazon.de/SODIAL-Stecker-Buchse-Barrel-Leiterplattenmontage/dp/B00LHKYDXM/ref=sr_1_7?ie=UTF8&amp;qid=1488733404&amp;sr=8-7&amp;keywords=DC+jack</text:p>
          </table:table-cell>
        </table:table-row>
        <table:table-row table:style-name="ro1">
          <table:table-cell/>
          <table:table-cell office:value-type="string">
            <text:p>Platin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SU 5V, 3A</text:p>
          </table:table-cell>
          <table:table-cell office:value-type="float" office:value="1">
            <text:p>1</text:p>
          </table:table-cell>
          <table:table-cell office:value-type="float" office:value="8.99">
            <text:p>8,99</text:p>
          </table:table-cell>
          <table:table-cell table:formula="of:=[.C13]*[.D13]" office:value-type="float" office:value="8.99">
            <text:p>8,99</text:p>
          </table:table-cell>
          <table:table-cell office:value-type="string">
            <text:p>https://www.amazon.de/LEICKE-Netzteil-Ladeger%C3%A4t-Externe-Laufwerke/dp/B01I1JEWPU/ref=pd_cp_147_1?_encoding=UTF8&amp;psc=1&amp;refRID=NZ5BTDFMT5QBBA9Q159M</text:p>
          </table:table-cell>
        </table:table-row>
        <table:table-row table:style-name="ro1">
          <table:table-cell/>
          <table:table-cell office:value-type="string">
            <text:p>Pultgehäuse</text:p>
          </table:table-cell>
          <table:table-cell office:value-type="float" office:value="1">
            <text:p>1</text:p>
          </table:table-cell>
          <table:table-cell table:number-columns-repeated="2" office:value-type="float" office:value="20.95">
            <text:p>20,95</text:p>
          </table:table-cell>
          <table:table-cell office:value-type="string">
            <text:p>https://www.conrad.de/de/pult-gehaeuse-308-x-167-x-84-polystyrol-eps-aluminium-graphit-weroplast-hitpult-3003-1-st-520780.html</text:p>
          </table:table-cell>
        </table:table-row>
        <table:table-row table:style-name="ro1">
          <table:table-cell/>
          <table:table-cell office:value-type="string">
            <text:p>Jumper</text:p>
          </table:table-cell>
          <table:table-cell office:value-type="float" office:value="3">
            <text:p>3</text:p>
          </table:table-cell>
          <table:table-cell office:value-type="float" office:value="0.14">
            <text:p>0,14</text:p>
          </table:table-cell>
          <table:table-cell table:formula="of:=[.C15]*[.D15]" office:value-type="float" office:value="0.42">
            <text:p>0,42</text:p>
          </table:table-cell>
          <table:table-cell office:value-type="string">
            <text:p>https://www.conrad.de/de/kurzschlussbruecke-rastermass-254-mm-pole2-econ-connect-shsw-inhalt-1-st-1303899.html</text:p>
          </table:table-cell>
        </table:table-row>
        <table:table-row table:style-name="ro1">
          <table:table-cell/>
          <table:table-cell office:value-type="string">
            <text:p>Jumper Kabel FF</text:p>
          </table:table-cell>
          <table:table-cell office:value-type="float" office:value="20">
            <text:p>20</text:p>
          </table:table-cell>
          <table:table-cell table:formula="of:=6.89/40" office:value-type="float" office:value="0.17225">
            <text:p>0,17</text:p>
          </table:table-cell>
          <table:table-cell table:formula="of:=[.C16]*[.D16]" office:value-type="float" office:value="3.445">
            <text:p>3,45</text:p>
          </table:table-cell>
          <table:table-cell office:value-type="string">
            <text:p>https://www.amazon.de/Neuftech-female-Steckbr%C3%BCcken-Arduino-Raspberry/dp/B00QV7O052/ref=sr_1_2?ie=UTF8&amp;qid=1488732676&amp;sr=8-2&amp;keywords=kabel+arduino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table:formula="of:=SUM([.E4:.E20])" office:value-type="float" office:value="92.114">
            <text:p>92,11</text:p>
          </table:table-cell>
          <table:table-cell office:value-type="string">
            <text:p>Gesam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.03.2017</text:date>, <text:time>18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0M55S</meta:editing-duration>
    <meta:editing-cycles>8</meta:editing-cycles>
    <meta:generator>OpenOffice/4.1.1$Win32 OpenOffice.org_project/411m6$Build-9775</meta:generator>
    <dc:date>2017-03-05T18:05:04.86</dc:date>
    <dc:creator>Moritz von Sivers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